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fe0a6" officeooo:paragraph-rsid="001fe0a6"/>
    </style:style>
    <style:style style:name="P2" style:family="paragraph" style:parent-style-name="Preformatted_20_Text">
      <style:text-properties fo:font-weight="bold" officeooo:rsid="001fe0a6" officeooo:paragraph-rsid="001fe0a6" style:font-weight-asian="bold" style:font-weight-complex="bold"/>
    </style:style>
    <style:style style:name="P3" style:family="paragraph" style:parent-style-name="Preformatted_20_Text">
      <style:text-properties fo:font-weight="bold" officeooo:paragraph-rsid="001fe0a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[INFO ] Logging to: /home/**********/LearningErrorFunctions/paramILS/output/scenario_large/log-run391175854.txt</text:p>
      <text:p text:style-name="Preformatted_20_Text">[INFO ] Version of ParamILS is 3.0.0, running on OpenJDK 64-Bit Server VM (11.0.6) and Linux 3.10.0-862.el7.x86_64 (amd64) </text:p>
      <text:p text:style-name="Preformatted_20_Text">[INFO ] Call String: paramils --scenario-file learn_error_functions/scenario_large.txt --validation-runs 100 </text:p>
      <text:p text:style-name="Preformatted_20_Text">[INFO ] ParamILS started at: Dec 17, 2020, 6:24:20 PM. Minimizing mean quality.</text:p>
      <text:p text:style-name="Preformatted_20_Text">[INFO ] Intensifying #1 (incumbent) ... 1 <text:s/>bonus run</text:p>
      <text:p text:style-name="Preformatted_20_Text">[INFO ] Config #1 (incumbent) updated!</text:p>
      <text:p text:style-name="Preformatted_20_Text">[INFO ] <text:s/>∞ -&gt; 0.0606 (based on 0 and 1 runs)</text:p>
      <text:p text:style-name="Preformatted_20_Text">[INFO ] Looking for random initial solutions better than the initial incumbent</text:p>
      <text:p text:style-name="Preformatted_20_Text">[INFO ] Intensifying #2 ... 2 <text:s/>bonus runs</text:p>
      <text:p text:style-name="Preformatted_20_Text">[INFO ] Config #1 (incumbent) updated!</text:p>
      <text:p text:style-name="Preformatted_20_Text">[INFO ] <text:s/>0.0606 -&gt; 0.0303 (based on 1 and 2 runs)</text:p>
      <text:p text:style-name="Preformatted_20_Text">[INFO ] Config #1 (incumbent) updated!</text:p>
      <text:p text:style-name="Preformatted_20_Text">[INFO ] <text:s/>0.0303 -&gt; 0.038 (based on 2 and 4 runs)</text:p>
      <text:p text:style-name="Preformatted_20_Text">[INFO ] New incumbent! (#2)</text:p>
      <text:p text:style-name="Preformatted_20_Text">[INFO ] <text:s/>crossover: 0.8 -&gt; 0.4 ; mingen: 400 -&gt; 600 ; mutation: 1.0 -&gt; 0.6 ; pop: 100 -&gt; 200 ; replacement: 0.05 -&gt; 0.01 ; steady: 5 -&gt; 25</text:p>
      <text:p text:style-name="Preformatted_20_Text">[INFO ] <text:s/>0.038 -&gt; 0.038 (based on 4 and 4 runs)</text:p>
      <text:p text:style-name="Preformatted_20_Text">[INFO ] New incumbent! (#1)</text:p>
      <text:p text:style-name="Preformatted_20_Text">[INFO ] <text:s/>crossover: 0.4 -&gt; 0.8 ; mingen: 600 -&gt; 400 ; mutation: 0.6 -&gt; 1.0 ; pop: 200 -&gt; 100 ; replacement: 0.01 -&gt; 0.05 ; steady: 25 -&gt; 5</text:p>
      <text:p text:style-name="Preformatted_20_Text">[INFO ] <text:s/>0.038 -&gt; 0.038 (based on 4 and 4 runs)</text:p>
      <text:p text:style-name="Preformatted_20_Text">[INFO ] New incumbent! (#2)</text:p>
      <text:p text:style-name="Preformatted_20_Text">[INFO ] <text:s/>crossover: 0.8 -&gt; 0.4 ; mingen: 400 -&gt; 600 ; mutation: 1.0 -&gt; 0.6 ; pop: 100 -&gt; 200 ; replacement: 0.05 -&gt; 0.01 ; steady: 5 -&gt; 25</text:p>
      <text:p text:style-name="Preformatted_20_Text">[INFO ] <text:s/>0.038 -&gt; 0.038 (based on 4 and 4 runs)</text:p>
      <text:p text:style-name="Preformatted_20_Text">[INFO ] Intensifying #2 (incumbent) ... 2 <text:s/>bonus runs</text:p>
      <text:p text:style-name="Preformatted_20_Text">[INFO ] Config #2 (incumbent) updated!</text:p>
      <text:p text:style-name="Preformatted_20_Text">[INFO ] <text:s/>0.038 -&gt; 0.0452 (based on 4 and 7 runs)</text:p>
      <text:p text:style-name="Preformatted_20_Text">[INFO ] == Starting Iteration 1 ==</text:p>
      <text:p text:style-name="Preformatted_20_Text">[INFO ] Tuner time: 10h29m52.00s elapsed</text:p>
      <text:p text:style-name="Preformatted_20_Text">[INFO ] Initial configuration (#2 (incumbent))</text:p>
      <text:p text:style-name="Preformatted_20_Text">[INFO ] <text:s/>-&gt; 0.0452 (based on 7 runs)</text:p>
      <text:p text:style-name="Preformatted_20_Text">[INFO ] Intensifying #27 ... 2 <text:s/>bonus runs</text:p>
      <text:p text:style-name="Preformatted_20_Text">[INFO ] Config #2 (incumbent) updated!</text:p>
      <text:p text:style-name="Preformatted_20_Text">[INFO ] <text:s/>0.0452 -&gt; 0.058 (based on 7 and 9 runs)</text:p>
      <text:p text:style-name="Preformatted_20_Text">[INFO ] New incumbent! (#27)</text:p>
      <text:p text:style-name="Preformatted_20_Text">[INFO ] <text:s/>replacement: 0.01 -&gt; 0.03</text:p>
      <text:p text:style-name="Preformatted_20_Text">[INFO ] <text:s/>0.058 -&gt; 0.0419 (based on 9 and 9 runs)</text:p>
      <text:p text:style-name="Preformatted_20_Text">[INFO ] Intensifying #27 (incumbent) ... 1 <text:s/>bonus run</text:p>
      <text:p text:style-name="Preformatted_20_Text">[INFO ] Config #27 (incumbent) updated!</text:p>
      <text:p text:style-name="Preformatted_20_Text">[INFO ] <text:s/>0.0419 -&gt; 0.0417 (based on 9 and 10 runs)</text:p>
      <text:p text:style-name="Preformatted_20_Text">[INFO ] Intensifying #27 (incumbent) ... 2 <text:s/>bonus runs</text:p>
      <text:p text:style-name="Preformatted_20_Text">[INFO ] Config #27 (incumbent) updated!</text:p>
      <text:p text:style-name="Preformatted_20_Text">[INFO ] <text:s/>0.0417 -&gt; 0.0398 (based on 10 and 12 runs)</text:p>
      <text:p text:style-name="Preformatted_20_Text">[INFO ] Local optima #27 (incumbent) accepted</text:p>
      <text:p text:style-name="Preformatted_20_Text">[INFO ] <text:s/>0.0563 -&gt; 0.0398 (based on 10 and 12 runs)</text:p>
      <text:p text:style-name="Preformatted_20_Text">[INFO ] == Starting Iteration 2 ==</text:p>
      <text:p text:style-name="Preformatted_20_Text">[INFO ] Tuner time: 124h47m37.00s elapsed</text:p>
      <text:p text:style-name="Preformatted_20_Text">[INFO ] Perturbing</text:p>
      <text:p text:style-name="Preformatted_20_Text">[INFO ] <text:s/>replacement: 0.03 -&gt; 0.16 ; tournament: 2 -&gt; 3</text:p>
      <text:p text:style-name="Preformatted_20_Text">[INFO ] Intensifying #88 ... 4 <text:s/>bonus runs</text:p>
      <text:p text:style-name="Preformatted_20_Text">[INFO ] Initial configuration (#88)</text:p>
      <text:p text:style-name="Preformatted_20_Text">[INFO ] <text:s/>-&gt; 0.0844 (based on 5 runs)</text:p>
      <text:p text:style-name="Preformatted_20_Text">[INFO ] Intensifying #90 ... 1 <text:s/>bonus run</text:p>
      <text:p text:style-name="Preformatted_20_Text">[INFO ] ParamILS completed</text:p>
      <text:p text:style-name="Preformatted_20_Text">[INFO ] ========================================================================</text:p>
      <text:p text:style-name="Preformatted_20_Text">[INFO ] ParamILS has finished. Reason: total CPU time limit (576000.0 s) has been reached. <text:s text:c="2"/></text:p>
      <text:p text:style-name="Preformatted_20_Text">[INFO ] Total number of runs performed: 261 (261), total configurations tried: 116</text:p>
      <text:p text:style-name="Preformatted_20_Text"><text:soft-page-break/>[INFO ] Total CPU time used: 577085 s, total wallclock time used: 577235 s</text:p>
      <text:p text:style-name="Preformatted_20_Text">[INFO ] ParamILS's final incumbent found iteration 1, ID #27</text:p>
      <text:p text:style-name="Preformatted_20_Text">[INFO ] Estimated mean quality of final incumbent on training set: 0.0398</text:p>
      <text:p text:style-name="Preformatted_20_Text">[INFO ] Estimation based on 12 runs on 5 training instances</text:p>
      <text:p text:style-name="Preformatted_20_Text">[INFO ] ------------------------------------------------------------------------</text:p>
      <text:p text:style-name="Preformatted_20_Text">[INFO ] Differences with initial configuration: </text:p>
      <text:p text:style-name="Preformatted_20_Text"><text:s/>crossover: 0.8 -&gt; 0.4</text:p>
      <text:p text:style-name="Preformatted_20_Text"><text:s/>mingen: 400 -&gt; 600</text:p>
      <text:p text:style-name="Preformatted_20_Text"><text:s/>mutation: 1.0 -&gt; 0.6</text:p>
      <text:p text:style-name="Preformatted_20_Text"><text:s/>pop: 100 -&gt; 200</text:p>
      <text:p text:style-name="Preformatted_20_Text"><text:s/>replacement: 0.05 -&gt; 0.03</text:p>
      <text:p text:style-name="Preformatted_20_Text"><text:s/>steady: 5 -&gt; 25</text:p>
      <text:p text:style-name="Preformatted_20_Text">[INFO ] ========================================================================</text:p>
      <text:p text:style-name="Preformatted_20_Text">[INFO ] Now starting offline validation.</text:p>
      <text:p text:style-name="Preformatted_20_Text">[INFO ] Testing final incumbent</text:p>
      <text:p text:style-name="Preformatted_20_Text">[INFO ] ========================================================================</text:p>
      <text:p text:style-name="Preformatted_20_Text">[INFO ] Validation has finished. Time used: 11588 s.</text:p>
      <text:p text:style-name="Preformatted_20_Text">[INFO ] Estimated mean quality of final incumbent on test set: 0.0903</text:p>
      <text:p text:style-name="Preformatted_20_Text">[INFO ] Estimation based on 100 runs on 5 test instances</text:p>
      <text:p text:style-name="Preformatted_20_Text">[INFO ] Sample call for final incumbent:</text:p>
      <text:p text:style-name="Preformatted_20_Text">cd /home/**********/LearningErrorFunctions/paramILS/learn_error_functions; ruby wrapper.rb ../../learn/spaces/complete_lt-5-8.txt 0 1.7976931348623157E308 <text:span text:style-name="T2">2147483647 953632 -crossover '0.4' -mingen '600' -mutation '0.6' -pop '200' -replacement '0.03' -steady '25' -tournament '2' </text:span></text:p>
      <text:p text:style-name="Preformatted_20_Text">[INFO ] ========================================================================</text:p>
      <text:p text:style-name="Preformatted_20_Text">[INFO ] Additional information about run 391175854 in: /home/**********/LearningErrorFunctions/paramILS/output/scenario_large</text:p>
      <text:p text:style-name="Preformatted_20_Text"/>
      <text:p text:style-name="P2">Results of the hyper-parameters tuning:</text:p>
      <text:p text:style-name="P3"><text:s/>crossover: 0.4</text:p>
      <text:p text:style-name="P3"><text:s/>mingen: 600</text:p>
      <text:p text:style-name="P3"><text:s/>mutation: 0.6</text:p>
      <text:p text:style-name="P3"><text:s/>pop: 200</text:p>
      <text:p text:style-name="P3"><text:s/>replacement: 0.03</text:p>
      <text:p text:style-name="P3"><text:s/>steady: 25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4T15:31:36.562058775</dc:date>
    <meta:editing-duration>PT3M39S</meta:editing-duration>
    <meta:editing-cycles>1</meta:editing-cycles>
    <meta:document-statistic meta:table-count="0" meta:image-count="0" meta:object-count="0" meta:page-count="2" meta:paragraph-count="85" meta:word-count="717" meta:character-count="4547" meta:non-whitespace-character-count="3871"/>
    <meta:generator>LibreOffice/6.4.6.2$Linux_X86_64 LibreOffice_project/40$Build-2</meta:generator>
  </office:meta>
</office:document-meta>
</file>